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13.07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2" table:default-cell-style-name="ce1"/>
        <table:table-column table:style-name="co6" table:number-columns-repeated="988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Interrupt hardware</text:p>
          </table:table-cell>
          <table:covered-table-cell table:style-name="ce3"/>
          <table:table-cell table:style-name="ce4" office:value-type="string" calcext:value-type="string">
            <text:p>Base: 0x80000</text:p>
          </table:table-cell>
          <table:table-cell table:style-name="ce3" table:number-columns-repeated="32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Register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NCATENATE(&quot;0x&quot;;DEC2HEX([.A3];4))" office:value-type="string" office:string-value="0x0000" calcext:value-type="string">
            <text:p>0x0000</text:p>
          </table:table-cell>
          <table:table-cell office:value-type="string" calcext:value-type="string">
            <text:p>Global control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0x&quot;;DEC2HEX([.A4];4))" office:value-type="string" office:string-value="0x0004" calcext:value-type="string">
            <text:p>0x0004</text:p>
          </table:table-cell>
          <table:table-cell office:value-type="string" calcext:value-type="string">
            <text:p>Control INT1</text:p>
          </table:table-cell>
          <table:table-cell table:style-name="ce5"/>
          <table:table-cell table:number-columns-repeated="24"/>
          <table:table-cell table:style-name="ce6"/>
          <table:table-cell table:number-columns-repeated="4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0x&quot;;DEC2HEX([.A5];4))" office:value-type="string" office:string-value="0x0008" calcext:value-type="string">
            <text:p>0x0008</text:p>
          </table:table-cell>
          <table:table-cell office:value-type="string" calcext:value-type="string">
            <text:p>Control INT2</text:p>
          </table:table-cell>
          <table:table-cell table:style-name="ce5" office:value-type="string" calcext:value-type="string">
            <text:p>Timer interrupt</text:p>
          </table:table-cell>
          <table:table-cell table:number-columns-repeated="29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&quot;0x&quot;;DEC2HEX([.A6];4))" office:value-type="string" office:string-value="0x000C" calcext:value-type="string">
            <text:p>0x000C</text:p>
          </table:table-cell>
          <table:table-cell office:value-type="string" calcext:value-type="string">
            <text:p>Control INT3</text:p>
          </table:table-cell>
          <table:table-cell table:style-name="ce5"/>
          <table:table-cell table:number-columns-repeated="29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&quot;0x&quot;;DEC2HEX([.A7];4))" office:value-type="string" office:string-value="0x0010" calcext:value-type="string">
            <text:p>0x0010</text:p>
          </table:table-cell>
          <table:table-cell office:value-type="string" calcext:value-type="string">
            <text:p>Control INT4</text:p>
          </table:table-cell>
          <table:table-cell table:style-name="ce5"/>
          <table:table-cell table:number-columns-repeated="24"/>
          <table:table-cell table:style-name="ce6"/>
          <table:table-cell table:number-columns-repeated="4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&quot;0x&quot;;DEC2HEX([.A8];4))" office:value-type="string" office:string-value="0x0014" calcext:value-type="string">
            <text:p>0x0014</text:p>
          </table:table-cell>
          <table:table-cell office:value-type="string" calcext:value-type="string">
            <text:p>Control INT5</text:p>
          </table:table-cell>
          <table:table-cell table:style-name="ce5"/>
          <table:table-cell table:style-name="ce6"/>
          <table:table-cell table:number-columns-repeated="15"/>
          <table:table-cell table:style-name="ce6"/>
          <table:table-cell table:number-columns-repeated="12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&quot;0x&quot;;DEC2HEX([.A9];4))" office:value-type="string" office:string-value="0x0018" calcext:value-type="string">
            <text:p>0x0018</text:p>
          </table:table-cell>
          <table:table-cell office:value-type="string" calcext:value-type="string">
            <text:p>Control INT6</text:p>
          </table:table-cell>
          <table:table-cell table:style-name="ce5"/>
          <table:table-cell table:style-name="ce6"/>
          <table:table-cell table:number-columns-repeated="28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NCATENATE(&quot;0x&quot;;DEC2HEX([.A10];4))" office:value-type="string" office:string-value="0x001C" calcext:value-type="string">
            <text:p>0x001C</text:p>
          </table:table-cell>
          <table:table-cell office:value-type="string" calcext:value-type="string">
            <text:p>Control INT7</text:p>
          </table:table-cell>
          <table:table-cell table:style-name="ce5"/>
          <table:table-cell table:number-columns-repeated="29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NCATENATE(&quot;0x&quot;;DEC2HEX([.A11];4))" office:value-type="string" office:string-value="0x0020" calcext:value-type="string">
            <text:p>0x0020</text:p>
          </table:table-cell>
          <table:table-cell office:value-type="string" calcext:value-type="string">
            <text:p>Control INT8</text:p>
          </table:table-cell>
          <table:table-cell table:style-name="ce5" office:value-type="string" calcext:value-type="string">
            <text:p>SPI interrupt</text:p>
          </table:table-cell>
          <table:table-cell table:number-columns-repeated="24"/>
          <table:table-cell table:style-name="ce6"/>
          <table:table-cell table:number-columns-repeated="4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NCATENATE(&quot;0x&quot;;DEC2HEX([.A12];4))" office:value-type="string" office:string-value="0x0024" calcext:value-type="string">
            <text:p>0x0024</text:p>
          </table:table-cell>
          <table:table-cell office:value-type="string" calcext:value-type="string">
            <text:p>Control INT9</text:p>
          </table:table-cell>
          <table:table-cell table:style-name="ce5" office:value-type="string" calcext:value-type="string">
            <text:p>UART interrupt</text:p>
          </table:table-cell>
          <table:table-cell table:style-name="ce6"/>
          <table:table-cell table:number-columns-repeated="15"/>
          <table:table-cell table:style-name="ce6"/>
          <table:table-cell table:number-columns-repeated="12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NCATENATE(&quot;0x&quot;;DEC2HEX([.A13];4))" office:value-type="string" office:string-value="0x0028" calcext:value-type="string">
            <text:p>0x0028</text:p>
          </table:table-cell>
          <table:table-cell office:value-type="string" calcext:value-type="string">
            <text:p>Control INT10</text:p>
          </table:table-cell>
          <table:table-cell table:style-name="ce5" office:value-type="string" calcext:value-type="string">
            <text:p>VGA interrupt</text:p>
          </table:table-cell>
          <table:table-cell table:style-name="ce6"/>
          <table:table-cell table:number-columns-repeated="28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NCATENATE(&quot;0x&quot;;DEC2HEX([.A14];4))" office:value-type="string" office:string-value="0x002C" calcext:value-type="string">
            <text:p>0x002C</text:p>
          </table:table-cell>
          <table:table-cell office:value-type="string" calcext:value-type="string">
            <text:p>Control INT11</text:p>
          </table:table-cell>
          <table:table-cell table:style-name="ce5" office:value-type="string" calcext:value-type="string">
            <text:p>Audio interrupt</text:p>
          </table:table-cell>
          <table:table-cell table:number-columns-repeated="22"/>
          <table:table-cell table:style-name="ce6" table:number-columns-repeated="2"/>
          <table:table-cell table:number-columns-repeated="5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NCATENATE(&quot;0x&quot;;DEC2HEX([.A15];4))" office:value-type="string" office:string-value="0x0030" calcext:value-type="string">
            <text:p>0x0030</text:p>
          </table:table-cell>
          <table:table-cell office:value-type="string" calcext:value-type="string">
            <text:p>Control INT12</text:p>
          </table:table-cell>
          <table:table-cell table:style-name="ce5"/>
          <table:table-cell table:number-columns-repeated="24"/>
          <table:table-cell table:style-name="ce6"/>
          <table:table-cell table:number-columns-repeated="4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NCATENATE(&quot;0x&quot;;DEC2HEX([.A16];4))" office:value-type="string" office:string-value="0x0034" calcext:value-type="string">
            <text:p>0x0034</text:p>
          </table:table-cell>
          <table:table-cell office:value-type="string" calcext:value-type="string">
            <text:p>Control INT13</text:p>
          </table:table-cell>
          <table:table-cell table:style-name="ce5"/>
          <table:table-cell table:style-name="ce6"/>
          <table:table-cell table:number-columns-repeated="15"/>
          <table:table-cell table:style-name="ce6"/>
          <table:table-cell table:number-columns-repeated="12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NCATENATE(&quot;0x&quot;;DEC2HEX([.A17];4))" office:value-type="string" office:string-value="0x0038" calcext:value-type="string">
            <text:p>0x0038</text:p>
          </table:table-cell>
          <table:table-cell office:value-type="string" calcext:value-type="string">
            <text:p>Control INT14</text:p>
          </table:table-cell>
          <table:table-cell table:style-name="ce5"/>
          <table:table-cell table:style-name="ce6"/>
          <table:table-cell table:number-columns-repeated="28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NCATENATE(&quot;0x&quot;;DEC2HEX([.A18];4))" office:value-type="string" office:string-value="0x003C" calcext:value-type="string">
            <text:p>0x003C</text:p>
          </table:table-cell>
          <table:table-cell office:value-type="string" calcext:value-type="string">
            <text:p>Control INT15</text:p>
          </table:table-cell>
          <table:table-cell table:style-name="ce5" office:value-type="string" calcext:value-type="string">
            <text:p>External interrupt 1</text:p>
          </table:table-cell>
          <table:table-cell table:number-columns-repeated="29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NCATENATE(&quot;0x&quot;;DEC2HEX([.A19];4))" office:value-type="string" office:string-value="0x0040" calcext:value-type="string">
            <text:p>0x0040</text:p>
          </table:table-cell>
          <table:table-cell office:value-type="string" calcext:value-type="string">
            <text:p>Control INT16</text:p>
          </table:table-cell>
          <table:table-cell table:style-name="ce5" office:value-type="string" calcext:value-type="string">
            <text:p>External interrupt 2</text:p>
          </table:table-cell>
          <table:table-cell table:number-columns-repeated="24"/>
          <table:table-cell table:style-name="ce6"/>
          <table:table-cell table:number-columns-repeated="4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NCATENATE(&quot;0x&quot;;DEC2HEX([.A20];4))" office:value-type="string" office:string-value="0x0044" calcext:value-type="string">
            <text:p>0x0044</text:p>
          </table:table-cell>
          <table:table-cell office:value-type="string" calcext:value-type="string">
            <text:p>Control INT17</text:p>
          </table:table-cell>
          <table:table-cell table:style-name="ce5" office:value-type="string" calcext:value-type="string">
            <text:p>External interrupt 3</text:p>
          </table:table-cell>
          <table:table-cell table:style-name="ce6"/>
          <table:table-cell table:number-columns-repeated="15"/>
          <table:table-cell table:style-name="ce6"/>
          <table:table-cell table:number-columns-repeated="12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NCATENATE(&quot;0x&quot;;DEC2HEX([.A21];4))" office:value-type="string" office:string-value="0x0048" calcext:value-type="string">
            <text:p>0x0048</text:p>
          </table:table-cell>
          <table:table-cell office:value-type="string" calcext:value-type="string">
            <text:p>Control INT18</text:p>
          </table:table-cell>
          <table:table-cell table:style-name="ce5" office:value-type="string" calcext:value-type="string">
            <text:p>External interrupt 4</text:p>
          </table:table-cell>
          <table:table-cell table:style-name="ce6"/>
          <table:table-cell table:number-columns-repeated="28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NCATENATE(&quot;0x&quot;;DEC2HEX([.A22];4))" office:value-type="string" office:string-value="0x004C" calcext:value-type="string">
            <text:p>0x004C</text:p>
          </table:table-cell>
          <table:table-cell office:value-type="string" calcext:value-type="string">
            <text:p>Control INT19</text:p>
          </table:table-cell>
          <table:table-cell table:style-name="ce5"/>
          <table:table-cell table:number-columns-repeated="29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NCATENATE(&quot;0x&quot;;DEC2HEX([.A23];4))" office:value-type="string" office:string-value="0x0050" calcext:value-type="string">
            <text:p>0x0050</text:p>
          </table:table-cell>
          <table:table-cell office:value-type="string" calcext:value-type="string">
            <text:p>Control INT20</text:p>
          </table:table-cell>
          <table:table-cell table:style-name="ce5"/>
          <table:table-cell table:number-columns-repeated="29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NCATENATE(&quot;0x&quot;;DEC2HEX([.A24];4))" office:value-type="string" office:string-value="0x0054" calcext:value-type="string">
            <text:p>0x0054</text:p>
          </table:table-cell>
          <table:table-cell office:value-type="string" calcext:value-type="string">
            <text:p>Control INT21</text:p>
          </table:table-cell>
          <table:table-cell table:style-name="ce5"/>
          <table:table-cell table:number-columns-repeated="29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NCATENATE(&quot;0x&quot;;DEC2HEX([.A25];4))" office:value-type="string" office:string-value="0x0058" calcext:value-type="string">
            <text:p>0x0058</text:p>
          </table:table-cell>
          <table:table-cell office:value-type="string" calcext:value-type="string">
            <text:p>Control INT22</text:p>
          </table:table-cell>
          <table:table-cell table:style-name="ce5"/>
          <table:table-cell table:number-columns-repeated="29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NCATENATE(&quot;0x&quot;;DEC2HEX([.A26];4))" office:value-type="string" office:string-value="0x005C" calcext:value-type="string">
            <text:p>0x005C</text:p>
          </table:table-cell>
          <table:table-cell office:value-type="string" calcext:value-type="string">
            <text:p>Control INT23</text:p>
          </table:table-cell>
          <table:table-cell table:style-name="ce5"/>
          <table:table-cell table:number-columns-repeated="29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NCATENATE(&quot;0x&quot;;DEC2HEX([.A27];4))" office:value-type="string" office:string-value="0x0060" calcext:value-type="string">
            <text:p>0x0060</text:p>
          </table:table-cell>
          <table:table-cell office:value-type="string" calcext:value-type="string">
            <text:p>Control INT24</text:p>
          </table:table-cell>
          <table:table-cell table:style-name="ce5"/>
          <table:table-cell table:number-columns-repeated="29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NCATENATE(&quot;0x&quot;;DEC2HEX([.A28];4))" office:value-type="string" office:string-value="0x0064" calcext:value-type="string">
            <text:p>0x0064</text:p>
          </table:table-cell>
          <table:table-cell office:value-type="string" calcext:value-type="string">
            <text:p>Control INT25</text:p>
          </table:table-cell>
          <table:table-cell table:style-name="ce5"/>
          <table:table-cell table:number-columns-repeated="29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NCATENATE(&quot;0x&quot;;DEC2HEX([.A29];4))" office:value-type="string" office:string-value="0x0068" calcext:value-type="string">
            <text:p>0x0068</text:p>
          </table:table-cell>
          <table:table-cell office:value-type="string" calcext:value-type="string">
            <text:p>Control INT26</text:p>
          </table:table-cell>
          <table:table-cell table:style-name="ce5"/>
          <table:table-cell table:number-columns-repeated="29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NCATENATE(&quot;0x&quot;;DEC2HEX([.A30];4))" office:value-type="string" office:string-value="0x006C" calcext:value-type="string">
            <text:p>0x006C</text:p>
          </table:table-cell>
          <table:table-cell office:value-type="string" calcext:value-type="string">
            <text:p>Control INT27</text:p>
          </table:table-cell>
          <table:table-cell table:style-name="ce5"/>
          <table:table-cell table:number-columns-repeated="29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NCATENATE(&quot;0x&quot;;DEC2HEX([.A31];4))" office:value-type="string" office:string-value="0x0070" calcext:value-type="string">
            <text:p>0x0070</text:p>
          </table:table-cell>
          <table:table-cell office:value-type="string" calcext:value-type="string">
            <text:p>Control INT28</text:p>
          </table:table-cell>
          <table:table-cell table:style-name="ce5"/>
          <table:table-cell table:number-columns-repeated="29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NCATENATE(&quot;0x&quot;;DEC2HEX([.A32];4))" office:value-type="string" office:string-value="0x0074" calcext:value-type="string">
            <text:p>0x0074</text:p>
          </table:table-cell>
          <table:table-cell office:value-type="string" calcext:value-type="string">
            <text:p>Control INT29</text:p>
          </table:table-cell>
          <table:table-cell table:style-name="ce5"/>
          <table:table-cell table:number-columns-repeated="29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NCATENATE(&quot;0x&quot;;DEC2HEX([.A33];4))" office:value-type="string" office:string-value="0x0078" calcext:value-type="string">
            <text:p>0x0078</text:p>
          </table:table-cell>
          <table:table-cell office:value-type="string" calcext:value-type="string">
            <text:p>Control INT30</text:p>
          </table:table-cell>
          <table:table-cell table:style-name="ce5"/>
          <table:table-cell table:number-columns-repeated="29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NCATENATE(&quot;0x&quot;;DEC2HEX([.A34];4))" office:value-type="string" office:string-value="0x007C" calcext:value-type="string">
            <text:p>0x007C</text:p>
          </table:table-cell>
          <table:table-cell office:value-type="string" calcext:value-type="string">
            <text:p>Control INT31</text:p>
          </table:table-cell>
          <table:table-cell table:style-name="ce5"/>
          <table:table-cell table:number-columns-repeated="29"/>
          <table:table-cell table:style-name="ce6" office:value-type="string" calcext:value-type="string" table:number-columns-spanned="3" table:number-rows-spanned="1">
            <text:p>Priority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NCATENATE(&quot;0x&quot;;DEC2HEX([.A35];4))" office:value-type="string" office:string-value="0x0080" calcext:value-type="string">
            <text:p>0x0080</text:p>
          </table:table-cell>
          <table:table-cell office:value-type="string" calcext:value-type="string">
            <text:p>Global status</text:p>
          </table:table-cell>
          <table:table-cell table:style-name="ce5"/>
          <table:table-cell table:number-columns-repeated="12"/>
          <table:table-cell table:style-name="ce6" office:value-type="string" calcext:value-type="string" table:number-columns-spanned="4" table:number-rows-spanned="1">
            <text:p>EXTINT pins</text:p>
          </table:table-cell>
          <table:covered-table-cell table:number-columns-repeated="3"/>
          <table:table-cell table:number-columns-repeated="12"/>
          <table:table-cell table:style-name="ce6"/>
          <table:table-cell table:style-name="ce6" office:value-type="string" calcext:value-type="string" table:number-columns-spanned="3" table:number-rows-spanned="1">
            <text:p>CPU level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NCATENATE(&quot;0x&quot;;DEC2HEX([.A36];4))" office:value-type="string" office:string-value="0x0084" calcext:value-type="string">
            <text:p>0x0084</text:p>
          </table:table-cell>
          <table:table-cell office:value-type="string" calcext:value-type="string">
            <text:p>Status INT1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NCATENATE(&quot;0x&quot;;DEC2HEX([.A37];4))" office:value-type="string" office:string-value="0x0088" calcext:value-type="string">
            <text:p>0x0088</text:p>
          </table:table-cell>
          <table:table-cell office:value-type="string" calcext:value-type="string">
            <text:p>Status INT2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NCATENATE(&quot;0x&quot;;DEC2HEX([.A38];4))" office:value-type="string" office:string-value="0x008C" calcext:value-type="string">
            <text:p>0x008C</text:p>
          </table:table-cell>
          <table:table-cell office:value-type="string" calcext:value-type="string">
            <text:p>Status INT3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NCATENATE(&quot;0x&quot;;DEC2HEX([.A39];4))" office:value-type="string" office:string-value="0x0090" calcext:value-type="string">
            <text:p>0x0090</text:p>
          </table:table-cell>
          <table:table-cell office:value-type="string" calcext:value-type="string">
            <text:p>Status INT4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NCATENATE(&quot;0x&quot;;DEC2HEX([.A40];4))" office:value-type="string" office:string-value="0x0094" calcext:value-type="string">
            <text:p>0x0094</text:p>
          </table:table-cell>
          <table:table-cell office:value-type="string" calcext:value-type="string">
            <text:p>Status INT5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NCATENATE(&quot;0x&quot;;DEC2HEX([.A41];4))" office:value-type="string" office:string-value="0x0098" calcext:value-type="string">
            <text:p>0x0098</text:p>
          </table:table-cell>
          <table:table-cell office:value-type="string" calcext:value-type="string">
            <text:p>Status INT6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NCATENATE(&quot;0x&quot;;DEC2HEX([.A42];4))" office:value-type="string" office:string-value="0x009C" calcext:value-type="string">
            <text:p>0x009C</text:p>
          </table:table-cell>
          <table:table-cell office:value-type="string" calcext:value-type="string">
            <text:p>Status INT7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NCATENATE(&quot;0x&quot;;DEC2HEX([.A43];4))" office:value-type="string" office:string-value="0x00A0" calcext:value-type="string">
            <text:p>0x00A0</text:p>
          </table:table-cell>
          <table:table-cell office:value-type="string" calcext:value-type="string">
            <text:p>Status INT8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NCATENATE(&quot;0x&quot;;DEC2HEX([.A44];4))" office:value-type="string" office:string-value="0x00A4" calcext:value-type="string">
            <text:p>0x00A4</text:p>
          </table:table-cell>
          <table:table-cell office:value-type="string" calcext:value-type="string">
            <text:p>Status INT9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NCATENATE(&quot;0x&quot;;DEC2HEX([.A45];4))" office:value-type="string" office:string-value="0x00A8" calcext:value-type="string">
            <text:p>0x00A8</text:p>
          </table:table-cell>
          <table:table-cell office:value-type="string" calcext:value-type="string">
            <text:p>Status INT10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NCATENATE(&quot;0x&quot;;DEC2HEX([.A46];4))" office:value-type="string" office:string-value="0x00AC" calcext:value-type="string">
            <text:p>0x00AC</text:p>
          </table:table-cell>
          <table:table-cell office:value-type="string" calcext:value-type="string">
            <text:p>Status INT11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NCATENATE(&quot;0x&quot;;DEC2HEX([.A47];4))" office:value-type="string" office:string-value="0x00B0" calcext:value-type="string">
            <text:p>0x00B0</text:p>
          </table:table-cell>
          <table:table-cell office:value-type="string" calcext:value-type="string">
            <text:p>Status INT12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NCATENATE(&quot;0x&quot;;DEC2HEX([.A48];4))" office:value-type="string" office:string-value="0x00B4" calcext:value-type="string">
            <text:p>0x00B4</text:p>
          </table:table-cell>
          <table:table-cell office:value-type="string" calcext:value-type="string">
            <text:p>Status INT13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NCATENATE(&quot;0x&quot;;DEC2HEX([.A49];4))" office:value-type="string" office:string-value="0x00B8" calcext:value-type="string">
            <text:p>0x00B8</text:p>
          </table:table-cell>
          <table:table-cell office:value-type="string" calcext:value-type="string">
            <text:p>Status INT14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NCATENATE(&quot;0x&quot;;DEC2HEX([.A50];4))" office:value-type="string" office:string-value="0x00BC" calcext:value-type="string">
            <text:p>0x00BC</text:p>
          </table:table-cell>
          <table:table-cell office:value-type="string" calcext:value-type="string">
            <text:p>Status INT15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NCATENATE(&quot;0x&quot;;DEC2HEX([.A51];4))" office:value-type="string" office:string-value="0x00C0" calcext:value-type="string">
            <text:p>0x00C0</text:p>
          </table:table-cell>
          <table:table-cell office:value-type="string" calcext:value-type="string">
            <text:p>Status INT16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NCATENATE(&quot;0x&quot;;DEC2HEX([.A52];4))" office:value-type="string" office:string-value="0x00C4" calcext:value-type="string">
            <text:p>0x00C4</text:p>
          </table:table-cell>
          <table:table-cell office:value-type="string" calcext:value-type="string">
            <text:p>Status INT17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NCATENATE(&quot;0x&quot;;DEC2HEX([.A53];4))" office:value-type="string" office:string-value="0x00C8" calcext:value-type="string">
            <text:p>0x00C8</text:p>
          </table:table-cell>
          <table:table-cell office:value-type="string" calcext:value-type="string">
            <text:p>Status INT18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NCATENATE(&quot;0x&quot;;DEC2HEX([.A54];4))" office:value-type="string" office:string-value="0x00CC" calcext:value-type="string">
            <text:p>0x00CC</text:p>
          </table:table-cell>
          <table:table-cell office:value-type="string" calcext:value-type="string">
            <text:p>Status INT19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NCATENATE(&quot;0x&quot;;DEC2HEX([.A55];4))" office:value-type="string" office:string-value="0x00D0" calcext:value-type="string">
            <text:p>0x00D0</text:p>
          </table:table-cell>
          <table:table-cell office:value-type="string" calcext:value-type="string">
            <text:p>Status INT20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NCATENATE(&quot;0x&quot;;DEC2HEX([.A56];4))" office:value-type="string" office:string-value="0x00D4" calcext:value-type="string">
            <text:p>0x00D4</text:p>
          </table:table-cell>
          <table:table-cell office:value-type="string" calcext:value-type="string">
            <text:p>Status INT21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NCATENATE(&quot;0x&quot;;DEC2HEX([.A57];4))" office:value-type="string" office:string-value="0x00D8" calcext:value-type="string">
            <text:p>0x00D8</text:p>
          </table:table-cell>
          <table:table-cell office:value-type="string" calcext:value-type="string">
            <text:p>Status INT22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NCATENATE(&quot;0x&quot;;DEC2HEX([.A58];4))" office:value-type="string" office:string-value="0x00DC" calcext:value-type="string">
            <text:p>0x00DC</text:p>
          </table:table-cell>
          <table:table-cell office:value-type="string" calcext:value-type="string">
            <text:p>Status INT23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NCATENATE(&quot;0x&quot;;DEC2HEX([.A59];4))" office:value-type="string" office:string-value="0x00E0" calcext:value-type="string">
            <text:p>0x00E0</text:p>
          </table:table-cell>
          <table:table-cell office:value-type="string" calcext:value-type="string">
            <text:p>Status INT24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NCATENATE(&quot;0x&quot;;DEC2HEX([.A60];4))" office:value-type="string" office:string-value="0x00E4" calcext:value-type="string">
            <text:p>0x00E4</text:p>
          </table:table-cell>
          <table:table-cell office:value-type="string" calcext:value-type="string">
            <text:p>Status INT25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NCATENATE(&quot;0x&quot;;DEC2HEX([.A61];4))" office:value-type="string" office:string-value="0x00E8" calcext:value-type="string">
            <text:p>0x00E8</text:p>
          </table:table-cell>
          <table:table-cell office:value-type="string" calcext:value-type="string">
            <text:p>Status INT26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NCATENATE(&quot;0x&quot;;DEC2HEX([.A62];4))" office:value-type="string" office:string-value="0x00EC" calcext:value-type="string">
            <text:p>0x00EC</text:p>
          </table:table-cell>
          <table:table-cell office:value-type="string" calcext:value-type="string">
            <text:p>Status INT27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NCATENATE(&quot;0x&quot;;DEC2HEX([.A63];4))" office:value-type="string" office:string-value="0x00F0" calcext:value-type="string">
            <text:p>0x00F0</text:p>
          </table:table-cell>
          <table:table-cell office:value-type="string" calcext:value-type="string">
            <text:p>Status INT28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NCATENATE(&quot;0x&quot;;DEC2HEX([.A64];4))" office:value-type="string" office:string-value="0x00F4" calcext:value-type="string">
            <text:p>0x00F4</text:p>
          </table:table-cell>
          <table:table-cell office:value-type="string" calcext:value-type="string">
            <text:p>Status INT29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NCATENATE(&quot;0x&quot;;DEC2HEX([.A65];4))" office:value-type="string" office:string-value="0x00F8" calcext:value-type="string">
            <text:p>0x00F8</text:p>
          </table:table-cell>
          <table:table-cell office:value-type="string" calcext:value-type="string">
            <text:p>Status INT30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NCATENATE(&quot;0x&quot;;DEC2HEX([.A66];4))" office:value-type="string" office:string-value="0x00FC" calcext:value-type="string">
            <text:p>0x00FC</text:p>
          </table:table-cell>
          <table:table-cell office:value-type="string" calcext:value-type="string">
            <text:p>Status INT31</text:p>
          </table:table-cell>
          <table:table-cell table:style-name="ce5"/>
          <table:table-cell table:number-columns-repeated="31"/>
          <table:table-cell office:value-type="string" calcext:value-type="string">
            <text:p>IF</text:p>
          </table:table-cell>
          <table:table-cell table:number-columns-repeated="98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08:39.552143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5:23:42.400989525</meta:creation-date>
    <dc:date>2018-01-19T18:55:13.203691878</dc:date>
    <meta:editing-duration>PT4H54M46S</meta:editing-duration>
    <meta:editing-cycles>10</meta:editing-cycles>
    <meta:generator>LibreOffice/5.1.6.2$Linux_X86_64 LibreOffice_project/10m0$Build-2</meta:generator>
    <meta:document-statistic meta:table-count="1" meta:cell-count="302" meta:object-count="0"/>
  </office:meta>
</office:document-meta>
</file>